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7" style:family="graphic" style:parent-style-name="objectwithoutfill">
      <style:graphic-properties draw:marker-end="Linienspitzen_20_1" draw:marker-end-width="0.2cm" draw:fill="none" draw:textarea-vertical-align="middle"/>
    </style:style>
    <style:style style:name="gr8" style:family="graphic" style:parent-style-name="standard">
      <style:graphic-properties draw:fill="hatch" draw:fill-hatch-name="Black_20_45_20_Degrees" draw:fill-hatch-solid="false" draw:opacity="25%" draw:textarea-horizontal-align="justify" draw:textarea-vertical-align="middle" draw:auto-grow-height="false" draw:shadow-opacity="25%"/>
    </style:style>
    <style:style style:name="gr9" style:family="graphic" style:parent-style-name="objectwithoutfill">
      <style:graphic-properties draw:marker-end="Linienspitzen_20_1" draw:marker-end-width="0.2cm" draw:fill="solid" draw:fill-color="#808080" draw:textarea-vertical-align="middle"/>
    </style:style>
    <style:style style:name="gr10" style:family="graphic" style:parent-style-name="objectwithoutfill">
      <style:graphic-properties draw:marker-end="Linienspitzen_20_1" draw:marker-end-width="0.2cm" draw:fill="solid" draw:fill-color="#ffffff" draw:textarea-vertical-align="middle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draw:textarea-horizontal-align="justify" draw:textarea-vertical-align="top" draw:auto-grow-height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4cm" svg:x="9.55cm" svg:y="1.05cm">
          <text:p text:style-name="P1"><text:span text:style-name="T1">B) Approa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4cm" svg:x="0.55cm" svg:y="1.05cm">
          <text:p text:style-name="P1"><text:span text:style-name="T1">A) Problem De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cm" svg:height="1cm" svg:x="15.17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125cm" svg:height="3cm" svg:x="10.05cm" svg:y="1.55cm">
          <text:p text:style-name="P3"><text:span text:style-name="T1">Discrete-time and continuous-</text:span><text:span text:style-name="T1"><text:line-break/></text:span><text:span text:style-name="T1">state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25cm" svg:height="1.625cm" svg:x="10.175cm" svg:y="2.8cm">
          <text:p text:style-name="P2"><text:span text:style-name="T2">Traffic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1.375cm" svg:height="0.75cm" svg:x="12.3cm" svg:y="3.55cm">
          <text:p text:style-name="P2"><text:span text:style-name="T2">Context</text:span></text:p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1.375cm" svg:height="0.75cm" svg:x="14.675cm" svg:y="2.675cm">
          <text:p text:style-name="P2">Objective</text:p>
          <text:p text:style-name="P2">model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375cm" svg:height="0.75cm" svg:x="14.675cm" svg:y="3.675cm">
          <text:p text:style-name="P2">Equivalence</text:p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375cm" svg:height="0.75cm" svg:x="14.675cm" svg:y="1.675cm">
          <text:p text:style-name="P2">Constraint</text:p>
          <text:p text:style-name="P2">model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675cm" svg:y1="3.925cm" svg:x2="12.3cm" svg:y2="3.925cm" draw:start-shape="id1" draw:start-glue-point="1" draw:end-shape="id2" draw:end-glue-point="3" svg:d="M11675 3925h625" svg:viewBox="0 0 626 1">
          <text:p/>
        </draw:connector>
        <draw:custom-shape draw:style-name="gr5" draw:text-style-name="P2" xml:id="id4" draw:id="id4" draw:layer="layout" svg:width="1.375cm" svg:height="1cm" svg:x="16.675cm" svg:y="1.8cm">
          <text:p text:style-name="P2">Behavior</text:p>
          <text:p text:style-name="P2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6.175cm" svg:y1="2.3cm" svg:x2="16.675cm" svg:y2="2.3cm" draw:start-shape="id3" draw:start-glue-point="1" draw:end-shape="id4" draw:end-glue-point="3" svg:d="M16175 2300h500" svg:viewBox="0 0 501 1">
          <text:p/>
        </draw:connector>
        <draw:custom-shape draw:style-name="gr5" draw:text-style-name="P2" xml:id="id5" draw:id="id5" draw:layer="layout" svg:width="1.375cm" svg:height="1cm" svg:x="16.675cm" svg:y="3.3cm">
          <text:p text:style-name="P2">System</text:p>
          <text:p text:style-name="P2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2" draw:layer="layout" draw:type="line" svg:x1="17.362cm" svg:y1="2.8cm" svg:x2="17.362cm" svg:y2="3.3cm" draw:start-shape="id4" draw:start-glue-point="2" draw:end-shape="id5" svg:d="M17362 2800v500" svg:viewBox="0 0 1 501">
          <text:p/>
        </draw:connector>
        <draw:connector draw:style-name="gr7" draw:text-style-name="P2" draw:layer="layout" svg:x1="13.675cm" svg:y1="3.925cm" svg:x2="14.675cm" svg:y2="2.05cm" draw:start-shape="id2" draw:start-glue-point="1" draw:end-shape="id6" draw:end-glue-point="3" svg:d="M13675 3925h500v-937h-2v-938h502" svg:viewBox="0 0 1001 1876">
          <text:p/>
        </draw:connector>
        <draw:connector draw:style-name="gr7" draw:text-style-name="P2" draw:layer="layout" svg:x1="13.675cm" svg:y1="3.925cm" svg:x2="14.675cm" svg:y2="3.05cm" draw:start-shape="id2" draw:start-glue-point="1" draw:end-shape="id7" draw:end-glue-point="3" svg:d="M13675 3925h499v-875h501" svg:viewBox="0 0 1001 876">
          <text:p/>
        </draw:connector>
        <draw:connector draw:style-name="gr7" draw:text-style-name="P2" draw:layer="layout" svg:x1="13.675cm" svg:y1="3.925cm" svg:x2="14.675cm" svg:y2="4.05cm" draw:start-shape="id2" draw:start-glue-point="1" draw:end-shape="id8" draw:end-glue-point="3" svg:d="M13675 3925h498v125h502" svg:viewBox="0 0 1001 126">
          <text:p/>
        </draw:connector>
        <draw:custom-shape draw:style-name="gr8" draw:text-style-name="P5" xml:id="id1" draw:id="id1" draw:layer="layout" svg:width="1.375cm" svg:height="0.75cm" svg:x="10.3cm" svg:y="3.55cm">
          <text:p text:style-name="P2"><text:span text:style-name="T2">Software</text:span></text:p>
          <text:p text:style-name="P2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3.05cm" svg:y1="0.301cm" svg:x2="4.05cm" svg:y2="0.3cm" draw:start-shape="id9" draw:start-glue-point="1" draw:end-shape="id10" draw:end-glue-point="3" svg:d="M3050 301l1000-1" svg:viewBox="0 0 1001 2">
          <text:p/>
        </draw:connector>
        <draw:connector draw:style-name="gr10" draw:text-style-name="P2" draw:layer="layout" draw:type="line" svg:x1="7.05cm" svg:y1="0.3cm" svg:x2="8.05cm" svg:y2="0.3cm" draw:start-shape="id10" draw:start-glue-point="1" draw:end-shape="id11" draw:end-glue-point="3" svg:d="M7050 300h1000" svg:viewBox="0 0 1001 1">
          <text:p/>
        </draw:connector>
        <draw:connector draw:style-name="gr10" draw:text-style-name="P2" draw:layer="layout" draw:type="line" svg:x1="11.05cm" svg:y1="0.3cm" svg:x2="12.05cm" svg:y2="0.3cm" draw:start-shape="id11" draw:start-glue-point="1" draw:end-shape="id12" draw:end-glue-point="3" svg:d="M11050 300h1000" svg:viewBox="0 0 1001 1">
          <text:p/>
        </draw:connector>
        <draw:connector draw:style-name="gr10" draw:text-style-name="P2" draw:layer="layout" draw:type="line" svg:x1="15.05cm" svg:y1="0.3cm" svg:x2="16.05cm" svg:y2="0.3cm" draw:start-shape="id12" draw:start-glue-point="1" draw:end-shape="id13" draw:end-glue-point="3" svg:d="M15050 300h1000" svg:viewBox="0 0 1001 1">
          <text:p/>
        </draw:connector>
        <draw:custom-shape draw:style-name="gr11" draw:text-style-name="P7" xml:id="id10" draw:id="id10" draw:layer="layout" svg:width="3cm" svg:height="0.5cm" svg:x="4.05cm" svg:y="0.05cm">
          <text:p text:style-name="P2"><text:span text:style-name="T3">Feasibility Stu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1" draw:id="id11" draw:layer="layout" svg:width="3cm" svg:height="0.5cm" svg:x="8.05cm" svg:y="0.05cm">
          <text:p text:style-name="P2"><text:span text:style-name="T3">System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2" draw:id="id12" draw:layer="layout" svg:width="3cm" svg:height="0.5cm" svg:x="12.05cm" svg:y="0.05cm">
          <text:p text:style-name="P2"><text:span text:style-name="T3">System Imple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3" draw:id="id13" draw:layer="layout" svg:width="3cm" svg:height="0.5cm" svg:x="16.05cm" svg:y="0.05cm">
          <text:p text:style-name="P2"><text:span text:style-name="T3">System 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9" draw:id="id9" draw:layer="layout" svg:width="2.998cm" svg:height="0.498cm" svg:x="0.052cm" svg:y="0.052cm">
          <text:p text:style-name="P2"><text:span text:style-name="T3">Requirements 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cm" svg:height="3cm" svg:x="4.05cm" svg:y="1.55cm">
          <text:p text:style-name="P2">Objecti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5cm" svg:height="2cm" draw:transform="rotate (1.5707963267949) translate (4.55cm 3.55cm)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6" draw:text-style-name="P2" xml:id="id14" draw:id="id14" draw:layer="layout" svg:width="2.5cm" svg:height="0.5cm" draw:transform="rotate (1.5707963267949) translate (2.55cm 4.55cm)">
          <text:p text:style-name="P2">Traffic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6" draw:id="id16" draw:layer="layout" svg:width="2cm" svg:height="0.5cm" svg:x="4.55cm" svg:y="2.55cm">
          <text:p text:style-name="P2">Objective 1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2cm" svg:height="0.5cm" svg:x="4.55cm" svg:y="3.55cm">
          <text:p text:style-name="P2">Objective n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2.5cm" svg:height="0.5cm" draw:transform="rotate (1.5707963267949) translate (1.05cm 4.55cm)">
          <text:p text:style-name="P2">Constrai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" draw:layer="layout" draw:type="line" svg:x1="2.55cm" svg:y1="3.3cm" svg:x2="1.55cm" svg:y2="3.3cm" draw:start-shape="id14" draw:start-glue-point="0" draw:end-shape="id15" svg:d="M2550 3300h-1000" svg:viewBox="0 0 1001 1">
          <text:p/>
        </draw:connector>
        <draw:connector draw:style-name="gr17" draw:text-style-name="P2" draw:layer="layout" svg:x1="3.05cm" svg:y1="3.3cm" svg:x2="4.55cm" svg:y2="2.8cm" draw:start-shape="id14" draw:start-glue-point="2" draw:end-shape="id16" draw:end-glue-point="3" svg:d="M3050 3300h750v-500h750" svg:viewBox="0 0 1501 501">
          <text:p/>
        </draw:connector>
        <draw:connector draw:style-name="gr17" draw:text-style-name="P2" draw:layer="layout" svg:x1="3.05cm" svg:y1="3.3cm" svg:x2="4.55cm" svg:y2="3.8cm" draw:start-shape="id14" draw:start-glue-point="2" draw:end-shape="id17" draw:end-glue-point="3" svg:d="M3050 3300h750v500h750" svg:viewBox="0 0 1501 501">
          <text:p/>
        </draw:connector>
        <draw:custom-shape draw:style-name="gr5" draw:text-style-name="P2" xml:id="id18" draw:id="id18" draw:layer="layout" svg:width="2.5cm" svg:height="0.5cm" draw:transform="rotate (1.5707963267949) translate (8.05cm 4.55cm)">
          <text:p text:style-name="P2">Tradeoff Analysis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6.55cm" svg:y1="2.8cm" svg:x2="8.05cm" svg:y2="3.3cm" draw:start-shape="id16" draw:start-glue-point="1" draw:end-shape="id18" draw:end-glue-point="0" svg:d="M6550 2800h750v500h750" svg:viewBox="0 0 1501 501">
          <text:p/>
        </draw:connector>
        <draw:connector draw:style-name="gr17" draw:text-style-name="P2" draw:layer="layout" svg:x1="6.55cm" svg:y1="3.8cm" svg:x2="8.05cm" svg:y2="3.3cm" draw:start-shape="id17" draw:start-glue-point="1" draw:end-shape="id18" draw:end-glue-point="0" svg:d="M6550 3800h750v-500h750" svg:viewBox="0 0 15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19.1cm" fo:page-height="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29T14:58:54.516000000</dc:date>
    <meta:editing-duration>PT1H11M21S</meta:editing-duration>
    <meta:editing-cycles>39</meta:editing-cycles>
    <meta:generator>LibreOffice/4.2.1.1$Windows_x86 LibreOffice_project/d7dbbd7842e6a58b0f521599204e827654e1fb8b</meta:generator>
    <dc:creator>Georg Hackenberg</dc:creator>
    <meta:document-statistic meta:object-count="39"/>
  </office:meta>
</office:document-meta>
</file>